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300000602F156A035F8DCF0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0%" style:mirror="none" style:protect="position size"/>
    </style:style>
    <style:style style:name="gr3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3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1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1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31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8pt" fo:background-color="#ffff00" style:font-size-asian="8pt" style:font-size-complex="8pt"/>
    </style:style>
    <style:style style:name="T1" style:family="text">
      <style:text-properties fo:font-size="8pt" fo:background-color="#ffff00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726cm" svg:height="13.02cm" draw:transform="rotate (1.5707963267949) translate (18.03cm 19.56cm)">
          <draw:image xlink:href="Pictures/10000001000004F300000602F156A035F8DCF07A.png" xlink:type="simple" xlink:show="embed" xlink:actuate="onLoad" draw:mime-type="image/png">
            <text:p/>
          </draw:image>
        </draw:frame>
        <draw:frame draw:style-name="gr2" draw:text-style-name="P2" draw:layer="layout" svg:width="10.726cm" svg:height="13.02cm" draw:transform="rotate (1.5707963267949) translate (4.298cm 19.54cm)">
          <draw:image xlink:href="Pictures/10000001000004F300000602F156A035F8DCF07A.png" xlink:type="simple" xlink:show="embed" xlink:actuate="onLoad" draw:mime-type="image/png">
            <text:p/>
          </draw:image>
        </draw:frame>
        <draw:frame draw:style-name="gr3" draw:text-style-name="P3" draw:layer="layout" svg:width="0.917cm" svg:height="0.569cm" svg:x="5.863cm" svg:y="9.193cm">
          <draw:text-box>
            <text:p><text:span text:style-name="T1">C1</text:span></text:p>
          </draw:text-box>
        </draw:frame>
        <draw:frame draw:style-name="gr3" draw:text-style-name="P3" draw:layer="layout" svg:width="0.917cm" svg:height="0.569cm" svg:x="5.92cm" svg:y="9.807cm">
          <draw:text-box>
            <text:p><text:span text:style-name="T1">C2</text:span></text:p>
          </draw:text-box>
        </draw:frame>
        <draw:frame draw:style-name="gr3" draw:text-style-name="P3" draw:layer="layout" svg:width="0.917cm" svg:height="0.569cm" svg:x="5.899cm" svg:y="10.266cm">
          <draw:text-box>
            <text:p><text:span text:style-name="T1">R1</text:span></text:p>
          </draw:text-box>
        </draw:frame>
        <draw:frame draw:style-name="gr3" draw:text-style-name="P3" draw:layer="layout" svg:width="0.917cm" svg:height="0.569cm" svg:x="5.898cm" svg:y="10.556cm">
          <draw:text-box>
            <text:p><text:span text:style-name="T1">R2</text:span></text:p>
          </draw:text-box>
        </draw:frame>
        <draw:frame draw:style-name="gr3" draw:text-style-name="P3" draw:layer="layout" svg:width="0.917cm" svg:height="0.569cm" svg:x="5.898cm" svg:y="10.817cm">
          <draw:text-box>
            <text:p><text:span text:style-name="T1">R3</text:span></text:p>
          </draw:text-box>
        </draw:frame>
        <draw:frame draw:style-name="gr3" draw:text-style-name="P3" draw:layer="layout" svg:width="0.917cm" svg:height="0.569cm" svg:x="5.898cm" svg:y="11.241cm">
          <draw:text-box>
            <text:p><text:span text:style-name="T1">R4</text:span></text:p>
          </draw:text-box>
        </draw:frame>
        <draw:frame draw:style-name="gr3" draw:text-style-name="P3" draw:layer="layout" svg:width="0.917cm" svg:height="0.569cm" svg:x="5.891cm" svg:y="11.742cm">
          <draw:text-box>
            <text:p><text:span text:style-name="T1">R5</text:span></text:p>
          </draw:text-box>
        </draw:frame>
        <draw:frame draw:style-name="gr3" draw:text-style-name="P3" draw:layer="layout" svg:width="0.917cm" svg:height="0.569cm" svg:x="5.884cm" svg:y="12.087cm">
          <draw:text-box>
            <text:p><text:span text:style-name="T1">R6</text:span></text:p>
          </draw:text-box>
        </draw:frame>
        <draw:frame draw:style-name="gr3" draw:text-style-name="P3" draw:layer="layout" svg:width="0.917cm" svg:height="0.569cm" svg:x="5.891cm" svg:y="12.39cm">
          <draw:text-box>
            <text:p><text:span text:style-name="T1">R7</text:span></text:p>
          </draw:text-box>
        </draw:frame>
        <draw:frame draw:style-name="gr3" draw:text-style-name="P3" draw:layer="layout" svg:width="0.917cm" svg:height="0.569cm" svg:x="5.884cm" svg:y="12.806cm">
          <draw:text-box>
            <text:p><text:span text:style-name="T1">R8</text:span></text:p>
          </draw:text-box>
        </draw:frame>
        <draw:frame draw:style-name="gr3" draw:text-style-name="P3" draw:layer="layout" svg:width="0.917cm" svg:height="0.569cm" svg:x="5.884cm" svg:y="13.074cm">
          <draw:text-box>
            <text:p><text:span text:style-name="T1">R9</text:span></text:p>
          </draw:text-box>
        </draw:frame>
        <draw:frame draw:style-name="gr3" draw:text-style-name="P3" draw:layer="layout" svg:width="1.044cm" svg:height="0.569cm" svg:x="5.75cm" svg:y="13.384cm">
          <draw:text-box>
            <text:p><text:span text:style-name="T1">R10</text:span></text:p>
          </draw:text-box>
        </draw:frame>
        <draw:frame draw:style-name="gr3" draw:text-style-name="P3" draw:layer="layout" svg:width="1.044cm" svg:height="0.569cm" svg:x="5.75cm" svg:y="13.928cm">
          <draw:text-box>
            <text:p><text:span text:style-name="T1">R11</text:span></text:p>
          </draw:text-box>
        </draw:frame>
        <draw:frame draw:style-name="gr3" draw:text-style-name="P3" draw:layer="layout" svg:width="1.044cm" svg:height="0.569cm" svg:x="5.743cm" svg:y="14.231cm">
          <draw:text-box>
            <text:p><text:span text:style-name="T1">R12</text:span></text:p>
          </draw:text-box>
        </draw:frame>
        <draw:frame draw:style-name="gr3" draw:text-style-name="P3" draw:layer="layout" svg:width="1.044cm" svg:height="0.569cm" svg:x="5.743cm" svg:y="14.64cm">
          <draw:text-box>
            <text:p><text:span text:style-name="T1">R13</text:span></text:p>
          </draw:text-box>
        </draw:frame>
        <draw:frame draw:style-name="gr3" draw:text-style-name="P3" draw:layer="layout" svg:width="1.044cm" svg:height="0.569cm" svg:x="5.736cm" svg:y="14.958cm">
          <draw:text-box>
            <text:p><text:span text:style-name="T1">R14</text:span></text:p>
          </draw:text-box>
        </draw:frame>
        <draw:frame draw:style-name="gr3" draw:text-style-name="P3" draw:layer="layout" svg:width="1.044cm" svg:height="0.569cm" svg:x="5.714cm" svg:y="15.275cm">
          <draw:text-box>
            <text:p><text:span text:style-name="T1">R15</text:span></text:p>
          </draw:text-box>
        </draw:frame>
        <draw:frame draw:style-name="gr3" draw:text-style-name="P3" draw:layer="layout" svg:width="1.044cm" svg:height="0.569cm" svg:x="5.721cm" svg:y="15.733cm">
          <draw:text-box>
            <text:p><text:span text:style-name="T1">R16</text:span></text:p>
          </draw:text-box>
        </draw:frame>
        <draw:frame draw:style-name="gr3" draw:text-style-name="P3" draw:layer="layout" svg:width="1.044cm" svg:height="0.569cm" svg:x="5.714cm" svg:y="16.037cm">
          <draw:text-box>
            <text:p><text:span text:style-name="T1">R17</text:span></text:p>
          </draw:text-box>
        </draw:frame>
        <draw:frame draw:style-name="gr3" draw:text-style-name="P3" draw:layer="layout" svg:width="1.044cm" svg:height="0.569cm" svg:x="5.736cm" svg:y="16.418cm">
          <draw:text-box>
            <text:p><text:span text:style-name="T1">R18</text:span></text:p>
          </draw:text-box>
        </draw:frame>
        <draw:frame draw:style-name="gr3" draw:text-style-name="P3" draw:layer="layout" svg:width="1.044cm" svg:height="0.569cm" svg:x="5.736cm" svg:y="16.729cm">
          <draw:text-box>
            <text:p><text:span text:style-name="T1">R19</text:span></text:p>
          </draw:text-box>
        </draw:frame>
        <draw:frame draw:style-name="gr3" draw:text-style-name="P3" draw:layer="layout" svg:width="1.044cm" svg:height="0.569cm" svg:x="5.736cm" svg:y="17.039cm">
          <draw:text-box>
            <text:p><text:span text:style-name="T1">R20</text:span></text:p>
          </draw:text-box>
        </draw:frame>
        <draw:frame draw:style-name="gr3" draw:text-style-name="P3" draw:layer="layout" svg:width="1.044cm" svg:height="0.569cm" svg:x="5.722cm" svg:y="17.568cm">
          <draw:text-box>
            <text:p><text:span text:style-name="T1">R21</text:span></text:p>
          </draw:text-box>
        </draw:frame>
        <draw:frame draw:style-name="gr3" draw:text-style-name="P3" draw:layer="layout" svg:width="1.044cm" svg:height="0.569cm" svg:x="5.722cm" svg:y="17.872cm">
          <draw:text-box>
            <text:p><text:span text:style-name="T1">R22</text:span></text:p>
          </draw:text-box>
        </draw:frame>
        <draw:frame draw:style-name="gr3" draw:text-style-name="P3" draw:layer="layout" svg:width="1.044cm" svg:height="0.569cm" svg:x="5.722cm" svg:y="18.203cm">
          <draw:text-box>
            <text:p><text:span text:style-name="T1">R23</text:span></text:p>
          </draw:text-box>
        </draw:frame>
        <draw:frame draw:style-name="gr3" draw:text-style-name="P3" draw:layer="layout" svg:width="1.044cm" svg:height="0.569cm" svg:x="5.715cm" svg:y="18.507cm">
          <draw:text-box>
            <text:p><text:span text:style-name="T1">R24</text:span></text:p>
          </draw:text-box>
        </draw:frame>
        <draw:frame draw:style-name="gr3" draw:text-style-name="P3" draw:layer="layout" svg:width="1.044cm" svg:height="0.569cm" svg:x="5.729cm" svg:y="18.824cm">
          <draw:text-box>
            <text:p><text:span text:style-name="T1">R25</text:span></text:p>
          </draw:text-box>
        </draw:frame>
        <draw:frame draw:style-name="gr3" draw:text-style-name="P3" draw:layer="layout" svg:width="1.044cm" svg:height="0.569cm" draw:transform="rotate (1.5707963267949) translate (7.137cm 10.085cm)">
          <draw:text-box>
            <text:p><text:span text:style-name="T1">R26</text:span></text:p>
          </draw:text-box>
        </draw:frame>
        <draw:frame draw:style-name="gr3" draw:text-style-name="P3" draw:layer="layout" svg:width="1.044cm" svg:height="0.569cm" draw:transform="rotate (1.5707963267949) translate (7.518cm 10.063cm)">
          <draw:text-box>
            <text:p><text:span text:style-name="T1">R27</text:span></text:p>
          </draw:text-box>
        </draw:frame>
        <draw:frame draw:style-name="gr3" draw:text-style-name="P3" draw:layer="layout" svg:width="1.044cm" svg:height="0.569cm" svg:x="6.795cm" svg:y="11.092cm">
          <draw:text-box>
            <text:p><text:span text:style-name="T1">R28</text:span></text:p>
          </draw:text-box>
        </draw:frame>
        <draw:frame draw:style-name="gr3" draw:text-style-name="P3" draw:layer="layout" svg:width="1.044cm" svg:height="0.569cm" svg:x="6.753cm" svg:y="11.896cm">
          <draw:text-box>
            <text:p><text:span text:style-name="T1">R29</text:span></text:p>
          </draw:text-box>
        </draw:frame>
        <draw:frame draw:style-name="gr3" draw:text-style-name="P3" draw:layer="layout" svg:width="1.044cm" svg:height="0.569cm" svg:x="6.52cm" svg:y="13.49cm">
          <draw:text-box>
            <text:p><text:span text:style-name="T1">R30</text:span></text:p>
          </draw:text-box>
        </draw:frame>
        <draw:frame draw:style-name="gr3" draw:text-style-name="P3" draw:layer="layout" svg:width="1.044cm" svg:height="0.569cm" svg:x="6.788cm" svg:y="13.779cm">
          <draw:text-box>
            <text:p><text:span text:style-name="T1">R31</text:span></text:p>
          </draw:text-box>
        </draw:frame>
        <draw:frame draw:style-name="gr3" draw:text-style-name="P3" draw:layer="layout" svg:width="1.044cm" svg:height="0.569cm" svg:x="6.513cm" svg:y="15.303cm">
          <draw:text-box>
            <text:p><text:span text:style-name="T1">R32</text:span></text:p>
          </draw:text-box>
        </draw:frame>
        <draw:frame draw:style-name="gr3" draw:text-style-name="P3" draw:layer="layout" svg:width="1.044cm" svg:height="0.569cm" svg:x="6.894cm" svg:y="15.614cm">
          <draw:text-box>
            <text:p><text:span text:style-name="T1">R33</text:span></text:p>
          </draw:text-box>
        </draw:frame>
        <draw:frame draw:style-name="gr3" draw:text-style-name="P3" draw:layer="layout" svg:width="1.044cm" svg:height="0.569cm" svg:x="6.506cm" svg:y="17.131cm">
          <draw:text-box>
            <text:p><text:span text:style-name="T1">R34</text:span></text:p>
          </draw:text-box>
        </draw:frame>
        <draw:frame draw:style-name="gr3" draw:text-style-name="P3" draw:layer="layout" svg:width="1.044cm" svg:height="0.569cm" svg:x="6.831cm" svg:y="17.434cm">
          <draw:text-box>
            <text:p><text:span text:style-name="T1">R35</text:span></text:p>
          </draw:text-box>
        </draw:frame>
        <draw:frame draw:style-name="gr3" draw:text-style-name="P3" draw:layer="layout" svg:width="1.044cm" svg:height="0.569cm" svg:x="6.527cm" svg:y="18.972cm">
          <draw:text-box>
            <text:p><text:span text:style-name="T1">R36</text:span></text:p>
          </draw:text-box>
        </draw:frame>
        <draw:frame draw:style-name="gr3" draw:text-style-name="P3" draw:layer="layout" svg:width="1.044cm" svg:height="0.569cm" draw:transform="rotate (1.5707963267949) translate (7.772cm 13.408cm)">
          <draw:text-box>
            <text:p><text:span text:style-name="T1">R37</text:span></text:p>
          </draw:text-box>
        </draw:frame>
        <draw:frame draw:style-name="gr3" draw:text-style-name="P3" draw:layer="layout" svg:width="1.044cm" svg:height="0.569cm" draw:transform="rotate (1.5707963267949) translate (7.765cm 15.179cm)">
          <draw:text-box>
            <text:p><text:span text:style-name="T1">R38</text:span></text:p>
          </draw:text-box>
        </draw:frame>
        <draw:frame draw:style-name="gr3" draw:text-style-name="P3" draw:layer="layout" svg:width="1.044cm" svg:height="0.569cm" draw:transform="rotate (1.5707963267949) translate (7.779cm 17.048cm)">
          <draw:text-box>
            <text:p><text:span text:style-name="T1">R39</text:span></text:p>
          </draw:text-box>
        </draw:frame>
        <draw:frame draw:style-name="gr3" draw:text-style-name="P3" draw:layer="layout" svg:width="1.044cm" svg:height="0.569cm" draw:transform="rotate (1.5707963267949) translate (7.807cm 18.84cm)">
          <draw:text-box>
            <text:p><text:span text:style-name="T1">R40</text:span></text:p>
          </draw:text-box>
        </draw:frame>
        <draw:frame draw:style-name="gr3" draw:text-style-name="P3" draw:layer="layout" svg:width="0.917cm" svg:height="0.569cm" svg:x="7.916cm" svg:y="10.252cm">
          <draw:text-box>
            <text:p><text:span text:style-name="T1">C3</text:span></text:p>
          </draw:text-box>
        </draw:frame>
        <draw:frame draw:style-name="gr3" draw:text-style-name="P3" draw:layer="layout" svg:width="0.917cm" svg:height="0.569cm" draw:transform="rotate (1.5707963267949) translate (8.14cm 12.948cm)">
          <draw:text-box>
            <text:p><text:span text:style-name="T1">C5</text:span></text:p>
          </draw:text-box>
        </draw:frame>
        <draw:frame draw:style-name="gr3" draw:text-style-name="P3" draw:layer="layout" svg:width="0.917cm" svg:height="0.569cm" draw:transform="rotate (1.5707963267949) translate (8.147cm 14.831cm)">
          <draw:text-box>
            <text:p><text:span text:style-name="T1">C6</text:span></text:p>
          </draw:text-box>
        </draw:frame>
        <draw:frame draw:style-name="gr3" draw:text-style-name="P3" draw:layer="layout" svg:width="0.917cm" svg:height="0.569cm" draw:transform="rotate (1.5707963267949) translate (8.161cm 16.793cm)">
          <draw:text-box>
            <text:p><text:span text:style-name="T1">C7</text:span></text:p>
          </draw:text-box>
        </draw:frame>
        <draw:frame draw:style-name="gr3" draw:text-style-name="P3" draw:layer="layout" svg:width="0.917cm" svg:height="0.569cm" draw:transform="rotate (1.5707963267949) translate (8.203cm 18.662cm)">
          <draw:text-box>
            <text:p><text:span text:style-name="T1">C8</text:span></text:p>
          </draw:text-box>
        </draw:frame>
        <draw:frame draw:style-name="gr3" draw:text-style-name="P3" draw:layer="layout" svg:width="0.917cm" svg:height="0.569cm" svg:x="7.923cm" svg:y="11.204cm">
          <draw:text-box>
            <text:p><text:span text:style-name="T1">C4</text:span></text:p>
          </draw:text-box>
        </draw:frame>
        <draw:frame draw:style-name="gr3" draw:text-style-name="P3" draw:layer="layout" svg:width="0.917cm" svg:height="0.569cm" svg:x="9.207cm" svg:y="9.637cm">
          <draw:text-box>
            <text:p><text:span text:style-name="T1">C9</text:span></text:p>
          </draw:text-box>
        </draw:frame>
        <draw:frame draw:style-name="gr4" draw:text-style-name="P3" draw:layer="layout" svg:width="1.059cm" svg:height="0.596cm" draw:transform="rotate (1.5707963267949) translate (9.007cm 13.759cm)">
          <draw:text-box>
            <text:p><text:span text:style-name="T1">C10</text:span></text:p>
          </draw:text-box>
        </draw:frame>
        <draw:frame draw:style-name="gr4" draw:text-style-name="P3" draw:layer="layout" svg:width="1.059cm" svg:height="0.596cm" draw:transform="rotate (1.5707963267949) translate (8.936cm 15.635cm)">
          <draw:text-box>
            <text:p><text:span text:style-name="T1">C11</text:span></text:p>
          </draw:text-box>
        </draw:frame>
        <draw:frame draw:style-name="gr4" draw:text-style-name="P3" draw:layer="layout" svg:width="1.059cm" svg:height="0.596cm" draw:transform="rotate (1.5707963267949) translate (8.95cm 17.604cm)">
          <draw:text-box>
            <text:p><text:span text:style-name="T1">C12</text:span></text:p>
          </draw:text-box>
        </draw:frame>
        <draw:frame draw:style-name="gr4" draw:text-style-name="P3" draw:layer="layout" svg:width="1.059cm" svg:height="0.596cm" draw:transform="rotate (1.5707963267949) translate (8.957cm 19.424cm)">
          <draw:text-box>
            <text:p><text:span text:style-name="T1">C13</text:span></text:p>
          </draw:text-box>
        </draw:frame>
        <draw:frame draw:style-name="gr3" draw:text-style-name="P3" draw:layer="layout" svg:width="1.101cm" svg:height="0.569cm" svg:x="12.008cm" svg:y="10.328cm">
          <draw:text-box>
            <text:p><text:span text:style-name="T1">C14</text:span></text:p>
          </draw:text-box>
        </draw:frame>
        <draw:frame draw:style-name="gr3" draw:text-style-name="P3" draw:layer="layout" svg:width="1.101cm" svg:height="0.569cm" svg:x="13.539cm" svg:y="9.764cm">
          <draw:text-box>
            <text:p><text:span text:style-name="T1">C15</text:span></text:p>
          </draw:text-box>
        </draw:frame>
        <draw:frame draw:style-name="gr3" draw:text-style-name="P3" draw:layer="layout" svg:width="1.101cm" svg:height="0.569cm" svg:x="13.32cm" svg:y="12.24cm">
          <draw:text-box>
            <text:p><text:span text:style-name="T1">C16</text:span></text:p>
          </draw:text-box>
        </draw:frame>
        <draw:frame draw:style-name="gr3" draw:text-style-name="P3" draw:layer="layout" svg:width="1.101cm" svg:height="0.569cm" svg:x="13.341cm" svg:y="12.854cm">
          <draw:text-box>
            <text:p><text:span text:style-name="T1">C17</text:span></text:p>
          </draw:text-box>
        </draw:frame>
        <draw:frame draw:style-name="gr3" draw:text-style-name="P3" draw:layer="layout" svg:width="1.101cm" svg:height="0.569cm" svg:x="13.341cm" svg:y="14.103cm">
          <draw:text-box>
            <text:p><text:span text:style-name="T1">C18</text:span></text:p>
          </draw:text-box>
        </draw:frame>
        <draw:frame draw:style-name="gr3" draw:text-style-name="P3" draw:layer="layout" svg:width="1.101cm" svg:height="0.569cm" svg:x="13.221cm" svg:y="14.759cm">
          <draw:text-box>
            <text:p><text:span text:style-name="T1">C19</text:span></text:p>
          </draw:text-box>
        </draw:frame>
        <draw:frame draw:style-name="gr3" draw:text-style-name="P3" draw:layer="layout" svg:width="1.101cm" svg:height="0.569cm" svg:x="13.327cm" svg:y="15.98cm">
          <draw:text-box>
            <text:p><text:span text:style-name="T1">C20</text:span></text:p>
          </draw:text-box>
        </draw:frame>
        <draw:frame draw:style-name="gr3" draw:text-style-name="P3" draw:layer="layout" svg:width="1.101cm" svg:height="0.569cm" svg:x="13.327cm" svg:y="16.615cm">
          <draw:text-box>
            <text:p><text:span text:style-name="T1">C21</text:span></text:p>
          </draw:text-box>
        </draw:frame>
        <draw:frame draw:style-name="gr3" draw:text-style-name="P3" draw:layer="layout" svg:width="1.101cm" svg:height="0.569cm" svg:x="13.299cm" svg:y="17.779cm">
          <draw:text-box>
            <text:p><text:span text:style-name="T1">C22</text:span></text:p>
          </draw:text-box>
        </draw:frame>
        <draw:frame draw:style-name="gr3" draw:text-style-name="P3" draw:layer="layout" svg:width="1.101cm" svg:height="0.569cm" svg:x="13.39cm" svg:y="18.322cm">
          <draw:text-box>
            <text:p><text:span text:style-name="T1">C23</text:span></text:p>
          </draw:text-box>
        </draw:frame>
        <draw:frame draw:style-name="gr3" draw:text-style-name="P3" draw:layer="layout" svg:width="1.044cm" svg:height="0.569cm" draw:transform="rotate (1.5707963267949) translate (9.394cm 13.654cm)">
          <draw:text-box>
            <text:p><text:span text:style-name="T1">R41</text:span></text:p>
          </draw:text-box>
        </draw:frame>
        <draw:frame draw:style-name="gr3" draw:text-style-name="P3" draw:layer="layout" svg:width="1.044cm" svg:height="0.569cm" draw:transform="rotate (1.5707963267949) translate (9.436cm 15.475cm)">
          <draw:text-box>
            <text:p><text:span text:style-name="T1">R42</text:span></text:p>
          </draw:text-box>
        </draw:frame>
        <draw:frame draw:style-name="gr3" draw:text-style-name="P3" draw:layer="layout" svg:width="1.044cm" svg:height="0.569cm" draw:transform="rotate (1.5707963267949) translate (9.45cm 17.26cm)">
          <draw:text-box>
            <text:p><text:span text:style-name="T1">R43</text:span></text:p>
          </draw:text-box>
        </draw:frame>
        <draw:frame draw:style-name="gr3" draw:text-style-name="P3" draw:layer="layout" svg:width="1.044cm" svg:height="0.569cm" draw:transform="rotate (1.5707963267949) translate (9.45cm 19.094cm)">
          <draw:text-box>
            <text:p><text:span text:style-name="T1">R44</text:span></text:p>
          </draw:text-box>
        </draw:frame>
        <draw:frame draw:style-name="gr3" draw:text-style-name="P3" draw:layer="layout" svg:width="1.044cm" svg:height="0.569cm" draw:transform="rotate (1.5707963267949) translate (10.121cm 10.098cm)">
          <draw:text-box>
            <text:p><text:span text:style-name="T1">R45</text:span></text:p>
          </draw:text-box>
        </draw:frame>
        <draw:frame draw:style-name="gr3" draw:text-style-name="P3" draw:layer="layout" svg:width="1.044cm" svg:height="0.569cm" draw:transform="rotate (1.5707963267949) translate (10.41cm 10.317cm)">
          <draw:text-box>
            <text:p><text:span text:style-name="T1">R46</text:span></text:p>
          </draw:text-box>
        </draw:frame>
        <draw:frame draw:style-name="gr3" draw:text-style-name="P3" draw:layer="layout" svg:width="1.044cm" svg:height="0.569cm" draw:transform="rotate (1.5707963267949) translate (10.805cm 10.303cm)">
          <draw:text-box>
            <text:p><text:span text:style-name="T1">R47</text:span></text:p>
          </draw:text-box>
        </draw:frame>
        <draw:frame draw:style-name="gr3" draw:text-style-name="P3" draw:layer="layout" svg:width="1.044cm" svg:height="0.569cm" svg:x="11.17cm" svg:y="12.312cm">
          <draw:text-box>
            <text:p><text:span text:style-name="T1">R48</text:span></text:p>
          </draw:text-box>
        </draw:frame>
        <draw:frame draw:style-name="gr3" draw:text-style-name="P3" draw:layer="layout" svg:width="1.044cm" svg:height="0.569cm" svg:x="11.142cm" svg:y="12.679cm">
          <draw:text-box>
            <text:p><text:span text:style-name="T1">R49</text:span></text:p>
          </draw:text-box>
        </draw:frame>
        <draw:frame draw:style-name="gr3" draw:text-style-name="P3" draw:layer="layout" svg:width="1.044cm" svg:height="0.569cm" svg:x="11.192cm" svg:y="14.104cm">
          <draw:text-box>
            <text:p><text:span text:style-name="T1">R50</text:span></text:p>
          </draw:text-box>
        </draw:frame>
        <draw:frame draw:style-name="gr3" draw:text-style-name="P3" draw:layer="layout" svg:width="1.044cm" svg:height="0.569cm" svg:x="11.206cm" svg:y="14.478cm">
          <draw:text-box>
            <text:p><text:span text:style-name="T1">R51</text:span></text:p>
          </draw:text-box>
        </draw:frame>
        <draw:frame draw:style-name="gr3" draw:text-style-name="P3" draw:layer="layout" svg:width="1.044cm" svg:height="0.569cm" svg:x="11.206cm" svg:y="15.98cm">
          <draw:text-box>
            <text:p><text:span text:style-name="T1">R52</text:span></text:p>
          </draw:text-box>
        </draw:frame>
        <draw:frame draw:style-name="gr5" draw:text-style-name="P3" draw:layer="layout" svg:width="1.044cm" svg:height="0.597cm" svg:x="11.213cm" svg:y="16.32cm">
          <draw:text-box>
            <text:p><text:span text:style-name="T1">R53</text:span></text:p>
          </draw:text-box>
        </draw:frame>
        <draw:frame draw:style-name="gr3" draw:text-style-name="P3" draw:layer="layout" svg:width="1.044cm" svg:height="0.569cm" svg:x="11.185cm" svg:y="17.772cm">
          <draw:text-box>
            <text:p><text:span text:style-name="T1">R54</text:span></text:p>
          </draw:text-box>
        </draw:frame>
        <draw:frame draw:style-name="gr3" draw:text-style-name="P3" draw:layer="layout" svg:width="1.044cm" svg:height="0.569cm" svg:x="11.185cm" svg:y="18.09cm">
          <draw:text-box>
            <text:p><text:span text:style-name="T1">R55</text:span></text:p>
          </draw:text-box>
        </draw:frame>
        <draw:frame draw:style-name="gr3" draw:text-style-name="P3" draw:layer="layout" svg:width="1.044cm" svg:height="0.569cm" svg:x="12.003cm" svg:y="12.474cm">
          <draw:text-box>
            <text:p><text:span text:style-name="T1">R57</text:span></text:p>
          </draw:text-box>
        </draw:frame>
        <draw:frame draw:style-name="gr3" draw:text-style-name="P3" draw:layer="layout" svg:width="1.044cm" svg:height="0.569cm" svg:x="12.038cm" svg:y="12.827cm">
          <draw:text-box>
            <text:p><text:span text:style-name="T1">R58</text:span></text:p>
          </draw:text-box>
        </draw:frame>
        <draw:frame draw:style-name="gr3" draw:text-style-name="P3" draw:layer="layout" svg:width="1.044cm" svg:height="0.569cm" svg:x="12.024cm" svg:y="14.294cm">
          <draw:text-box>
            <text:p><text:span text:style-name="T1">R59</text:span></text:p>
          </draw:text-box>
        </draw:frame>
        <draw:frame draw:style-name="gr3" draw:text-style-name="P3" draw:layer="layout" svg:width="1.044cm" svg:height="0.569cm" svg:x="12.038cm" svg:y="14.675cm">
          <draw:text-box>
            <text:p><text:span text:style-name="T1">R60</text:span></text:p>
          </draw:text-box>
        </draw:frame>
        <draw:frame draw:style-name="gr3" draw:text-style-name="P3" draw:layer="layout" svg:width="1.044cm" svg:height="0.569cm" svg:x="12.031cm" svg:y="16.122cm">
          <draw:text-box>
            <text:p><text:span text:style-name="T1">R61</text:span></text:p>
          </draw:text-box>
        </draw:frame>
        <draw:frame draw:style-name="gr3" draw:text-style-name="P3" draw:layer="layout" svg:width="1.044cm" svg:height="0.569cm" svg:x="12.038cm" svg:y="16.467cm">
          <draw:text-box>
            <text:p><text:span text:style-name="T1">R62</text:span></text:p>
          </draw:text-box>
        </draw:frame>
        <draw:frame draw:style-name="gr3" draw:text-style-name="P3" draw:layer="layout" svg:width="1.044cm" svg:height="0.569cm" svg:x="12.046cm" svg:y="17.948cm">
          <draw:text-box>
            <text:p><text:span text:style-name="T1">R63</text:span></text:p>
          </draw:text-box>
        </draw:frame>
        <draw:frame draw:style-name="gr3" draw:text-style-name="P3" draw:layer="layout" svg:width="1.044cm" svg:height="0.569cm" svg:x="12.053cm" svg:y="18.273cm">
          <draw:text-box>
            <text:p><text:span text:style-name="T1">R64</text:span></text:p>
          </draw:text-box>
        </draw:frame>
        <draw:frame draw:style-name="gr3" draw:text-style-name="P3" draw:layer="layout" svg:width="1.044cm" svg:height="0.569cm" draw:transform="rotate (1.5707963267949) translate (11.821cm 10.148cm)">
          <draw:text-box>
            <text:p><text:span text:style-name="T1">R56</text:span></text:p>
          </draw:text-box>
        </draw:frame>
        <draw:frame draw:style-name="gr3" draw:text-style-name="P3" draw:layer="layout" svg:width="1.044cm" svg:height="0.569cm" draw:transform="rotate (1.5707963267949) translate (12.731cm 10.282cm)">
          <draw:text-box>
            <text:p><text:span text:style-name="T1">R65</text:span></text:p>
          </draw:text-box>
        </draw:frame>
        <draw:frame draw:style-name="gr3" draw:text-style-name="P3" draw:layer="layout" svg:width="1.044cm" svg:height="0.569cm" draw:transform="rotate (1.5707963267949) translate (14.502cm 10.155cm)">
          <draw:text-box>
            <text:p><text:span text:style-name="T1">R75</text:span></text:p>
          </draw:text-box>
        </draw:frame>
        <draw:frame draw:style-name="gr3" draw:text-style-name="P3" draw:layer="layout" svg:width="1.044cm" svg:height="0.569cm" draw:transform="rotate (1.5707963267949) translate (14.869cm 10.169cm)">
          <draw:text-box>
            <text:p><text:span text:style-name="T1">R76</text:span></text:p>
          </draw:text-box>
        </draw:frame>
        <draw:frame draw:style-name="gr3" draw:text-style-name="P3" draw:layer="layout" svg:width="1.044cm" svg:height="0.569cm" svg:x="12.899cm" svg:y="13.362cm">
          <draw:text-box>
            <text:p><text:span text:style-name="T1">R66</text:span></text:p>
          </draw:text-box>
        </draw:frame>
        <draw:frame draw:style-name="gr3" draw:text-style-name="P3" draw:layer="layout" svg:width="1.044cm" svg:height="0.569cm" svg:x="12.842cm" svg:y="15.21cm">
          <draw:text-box>
            <text:p><text:span text:style-name="T1">R67</text:span></text:p>
          </draw:text-box>
        </draw:frame>
        <draw:frame draw:style-name="gr3" draw:text-style-name="P3" draw:layer="layout" svg:width="1.044cm" svg:height="0.569cm" svg:x="12.856cm" svg:y="17.03cm">
          <draw:text-box>
            <text:p><text:span text:style-name="T1">R68</text:span></text:p>
          </draw:text-box>
        </draw:frame>
        <draw:frame draw:style-name="gr3" draw:text-style-name="P3" draw:layer="layout" svg:width="1.044cm" svg:height="0.569cm" svg:x="12.87cm" svg:y="18.829cm">
          <draw:text-box>
            <text:p><text:span text:style-name="T1">R69</text:span></text:p>
          </draw:text-box>
        </draw:frame>
        <draw:frame draw:style-name="gr3" draw:text-style-name="P3" draw:layer="layout" svg:width="1.044cm" svg:height="0.569cm" svg:x="13.625cm" svg:y="14.413cm">
          <draw:text-box>
            <text:p><text:span text:style-name="T1">R72</text:span></text:p>
          </draw:text-box>
        </draw:frame>
        <draw:frame draw:style-name="gr3" draw:text-style-name="P3" draw:layer="layout" svg:width="1.044cm" svg:height="0.569cm" svg:x="13.668cm" svg:y="12.5cm">
          <draw:text-box>
            <text:p><text:span text:style-name="T1">R71</text:span></text:p>
          </draw:text-box>
        </draw:frame>
        <draw:frame draw:style-name="gr3" draw:text-style-name="P3" draw:layer="layout" svg:width="1.044cm" svg:height="0.569cm" svg:x="13.421cm" svg:y="10.764cm">
          <draw:text-box>
            <text:p><text:span text:style-name="T1">R70</text:span></text:p>
          </draw:text-box>
        </draw:frame>
        <draw:frame draw:style-name="gr3" draw:text-style-name="P3" draw:layer="layout" svg:width="1.044cm" svg:height="0.569cm" svg:x="13.625cm" svg:y="16.233cm">
          <draw:text-box>
            <text:p><text:span text:style-name="T1">R73</text:span></text:p>
          </draw:text-box>
        </draw:frame>
        <draw:frame draw:style-name="gr3" draw:text-style-name="P3" draw:layer="layout" svg:width="1.044cm" svg:height="0.569cm" svg:x="13.745cm" svg:y="18.046cm">
          <draw:text-box>
            <text:p><text:span text:style-name="T1">R74</text:span></text:p>
          </draw:text-box>
        </draw:frame>
        <draw:frame draw:style-name="gr3" draw:text-style-name="P3" draw:layer="layout" svg:width="0.917cm" svg:height="0.569cm" svg:x="6.984cm" svg:y="10.541cm">
          <draw:text-box>
            <text:p><text:span text:style-name="T1">Q1</text:span></text:p>
          </draw:text-box>
        </draw:frame>
        <draw:frame draw:style-name="gr3" draw:text-style-name="P3" draw:layer="layout" svg:width="0.917cm" svg:height="0.569cm" svg:x="8.098cm" svg:y="9.257cm">
          <draw:text-box>
            <text:p><text:span text:style-name="T1">Q2</text:span></text:p>
          </draw:text-box>
        </draw:frame>
        <draw:frame draw:style-name="gr3" draw:text-style-name="P3" draw:layer="layout" svg:width="0.917cm" svg:height="0.569cm" svg:x="8.571cm" svg:y="12.142cm">
          <draw:text-box>
            <text:p><text:span text:style-name="T1">Q3</text:span></text:p>
          </draw:text-box>
        </draw:frame>
        <draw:frame draw:style-name="gr3" draw:text-style-name="P3" draw:layer="layout" svg:width="0.917cm" svg:height="0.569cm" svg:x="8.155cm" svg:y="13.13cm">
          <draw:text-box>
            <text:p><text:span text:style-name="T1">Q4</text:span></text:p>
          </draw:text-box>
        </draw:frame>
        <draw:frame draw:style-name="gr3" draw:text-style-name="P3" draw:layer="layout" svg:width="0.917cm" svg:height="0.569cm" svg:x="8.522cm" svg:y="14.026cm">
          <draw:text-box>
            <text:p><text:span text:style-name="T1">Q5</text:span></text:p>
          </draw:text-box>
        </draw:frame>
        <draw:frame draw:style-name="gr3" draw:text-style-name="P3" draw:layer="layout" svg:width="0.917cm" svg:height="0.569cm" svg:x="8.19cm" svg:y="15.049cm">
          <draw:text-box>
            <text:p><text:span text:style-name="T1">Q6</text:span></text:p>
          </draw:text-box>
        </draw:frame>
        <draw:frame draw:style-name="gr3" draw:text-style-name="P3" draw:layer="layout" svg:width="0.917cm" svg:height="0.569cm" svg:x="8.585cm" svg:y="15.952cm">
          <draw:text-box>
            <text:p><text:span text:style-name="T1">Q7</text:span></text:p>
          </draw:text-box>
        </draw:frame>
        <draw:frame draw:style-name="gr3" draw:text-style-name="P3" draw:layer="layout" svg:width="0.917cm" svg:height="0.569cm" svg:x="8.176cm" svg:y="16.912cm">
          <draw:text-box>
            <text:p><text:span text:style-name="T1">Q8</text:span></text:p>
          </draw:text-box>
        </draw:frame>
        <draw:frame draw:style-name="gr3" draw:text-style-name="P3" draw:layer="layout" svg:width="0.917cm" svg:height="0.569cm" svg:x="8.585cm" svg:y="17.85cm">
          <draw:text-box>
            <text:p><text:span text:style-name="T1">Q9</text:span></text:p>
          </draw:text-box>
        </draw:frame>
        <draw:frame draw:style-name="gr6" draw:text-style-name="P3" draw:layer="layout" svg:width="1.1cm" svg:height="0.586cm" svg:x="8.143cm" svg:y="18.817cm">
          <draw:text-box>
            <text:p><text:span text:style-name="T1">Q10</text:span></text:p>
          </draw:text-box>
        </draw:frame>
        <draw:frame draw:style-name="gr6" draw:text-style-name="P3" draw:layer="layout" svg:width="1.1cm" svg:height="0.586cm" svg:x="9.631cm" svg:y="12.947cm">
          <draw:text-box>
            <text:p><text:span text:style-name="T1">Q11</text:span></text:p>
          </draw:text-box>
        </draw:frame>
        <draw:frame draw:style-name="gr6" draw:text-style-name="P3" draw:layer="layout" svg:width="1.1cm" svg:height="0.586cm" svg:x="9.688cm" svg:y="14.831cm">
          <draw:text-box>
            <text:p><text:span text:style-name="T1">Q12</text:span></text:p>
          </draw:text-box>
        </draw:frame>
        <draw:frame draw:style-name="gr6" draw:text-style-name="P3" draw:layer="layout" svg:width="1.1cm" svg:height="0.586cm" svg:x="9.66cm" svg:y="16.736cm">
          <draw:text-box>
            <text:p><text:span text:style-name="T1">Q13</text:span></text:p>
          </draw:text-box>
        </draw:frame>
        <draw:frame draw:style-name="gr6" draw:text-style-name="P3" draw:layer="layout" svg:width="1.1cm" svg:height="0.586cm" svg:x="9.688cm" svg:y="18.598cm">
          <draw:text-box>
            <text:p><text:span text:style-name="T1">Q14</text:span></text:p>
          </draw:text-box>
        </draw:frame>
        <draw:frame draw:style-name="gr6" draw:text-style-name="P3" draw:layer="layout" svg:width="1.1cm" svg:height="0.586cm" svg:x="11.078cm" svg:y="9.391cm">
          <draw:text-box>
            <text:p><text:span text:style-name="T1">Q15</text:span></text:p>
          </draw:text-box>
        </draw:frame>
        <draw:frame draw:style-name="gr6" draw:text-style-name="P3" draw:layer="layout" svg:width="1.1cm" svg:height="0.586cm" svg:x="12.058cm" svg:y="9.313cm">
          <draw:text-box>
            <text:p><text:span text:style-name="T1">Q16</text:span></text:p>
          </draw:text-box>
        </draw:frame>
        <draw:frame draw:style-name="gr3" draw:text-style-name="P3" draw:layer="layout" svg:width="1.044cm" svg:height="0.569cm" svg:x="6.422cm" svg:y="11.515cm">
          <draw:text-box>
            <text:p><text:span text:style-name="T1">D43</text:span></text:p>
          </draw:text-box>
        </draw:frame>
        <draw:frame draw:style-name="gr3" draw:text-style-name="P3" draw:layer="layout" svg:width="1.044cm" svg:height="0.569cm" svg:x="7.967cm" svg:y="10.604cm">
          <draw:text-box>
            <text:p><text:span text:style-name="T1">D47</text:span></text:p>
          </draw:text-box>
        </draw:frame>
        <draw:frame draw:style-name="gr3" draw:text-style-name="P3" draw:layer="layout" svg:width="1.044cm" svg:height="0.569cm" svg:x="7.833cm" svg:y="11.528cm">
          <draw:text-box>
            <text:p><text:span text:style-name="T1">D44</text:span></text:p>
          </draw:text-box>
        </draw:frame>
        <draw:frame draw:style-name="gr3" draw:text-style-name="P3" draw:layer="layout" svg:width="1.044cm" svg:height="0.569cm" svg:x="9.336cm" svg:y="10.548cm">
          <draw:text-box>
            <text:p><text:span text:style-name="T1">D46</text:span></text:p>
          </draw:text-box>
        </draw:frame>
        <draw:frame draw:style-name="gr3" draw:text-style-name="P3" draw:layer="layout" svg:width="1.044cm" svg:height="0.569cm" svg:x="9.252cm" svg:y="11.564cm">
          <draw:text-box>
            <text:p><text:span text:style-name="T1">D45</text:span></text:p>
          </draw:text-box>
        </draw:frame>
        <draw:frame draw:style-name="gr3" draw:text-style-name="P3" draw:layer="layout" svg:width="1.044cm" svg:height="0.569cm" svg:x="11.615cm" svg:y="10.011cm">
          <draw:text-box>
            <text:p><text:span text:style-name="T1">D48</text:span></text:p>
          </draw:text-box>
        </draw:frame>
        <draw:frame draw:style-name="gr3" draw:text-style-name="P3" draw:layer="layout" svg:width="1.044cm" svg:height="0.569cm" svg:x="9.188cm" svg:y="10.153cm">
          <draw:text-box>
            <text:p><text:span text:style-name="T1">D1</text:span></text:p>
          </draw:text-box>
        </draw:frame>
        <draw:frame draw:style-name="gr3" draw:text-style-name="P3" draw:layer="layout" svg:width="1.044cm" svg:height="0.569cm" svg:x="9.428cm" svg:y="11.246cm">
          <draw:text-box>
            <text:p><text:span text:style-name="T1">D2</text:span></text:p>
          </draw:text-box>
        </draw:frame>
        <draw:frame draw:style-name="gr3" draw:text-style-name="P3" draw:layer="layout" svg:width="1.044cm" svg:height="0.569cm" svg:x="11.467cm" svg:y="10.64cm">
          <draw:text-box>
            <text:p><text:span text:style-name="T1">D3</text:span></text:p>
          </draw:text-box>
        </draw:frame>
        <draw:frame draw:style-name="gr3" draw:text-style-name="P3" draw:layer="layout" svg:width="1.044cm" svg:height="0.569cm" svg:x="11.029cm" svg:y="11.931cm">
          <draw:text-box>
            <text:p><text:span text:style-name="T1">D4</text:span></text:p>
          </draw:text-box>
        </draw:frame>
        <draw:frame draw:style-name="gr3" draw:text-style-name="P3" draw:layer="layout" svg:width="1.044cm" svg:height="0.569cm" svg:x="11.396cm" svg:y="13.017cm">
          <draw:text-box>
            <text:p><text:span text:style-name="T1">D5</text:span></text:p>
          </draw:text-box>
        </draw:frame>
        <draw:frame draw:style-name="gr3" draw:text-style-name="P3" draw:layer="layout" svg:width="1.044cm" svg:height="0.569cm" svg:x="11.495cm" svg:y="13.384cm">
          <draw:text-box>
            <text:p><text:span text:style-name="T1">D6</text:span></text:p>
          </draw:text-box>
        </draw:frame>
        <draw:frame draw:style-name="gr3" draw:text-style-name="P3" draw:layer="layout" svg:width="1.044cm" svg:height="0.569cm" svg:x="11.1cm" svg:y="13.751cm">
          <draw:text-box>
            <text:p><text:span text:style-name="T1">D7</text:span></text:p>
          </draw:text-box>
        </draw:frame>
        <draw:frame draw:style-name="gr3" draw:text-style-name="P3" draw:layer="layout" svg:width="1.044cm" svg:height="0.569cm" svg:x="11.255cm" svg:y="14.816cm">
          <draw:text-box>
            <text:p><text:span text:style-name="T1">D8</text:span></text:p>
          </draw:text-box>
        </draw:frame>
        <draw:frame draw:style-name="gr3" draw:text-style-name="P3" draw:layer="layout" svg:width="1.044cm" svg:height="0.569cm" svg:x="11.495cm" svg:y="15.176cm">
          <draw:text-box>
            <text:p><text:span text:style-name="T1">D9</text:span></text:p>
          </draw:text-box>
        </draw:frame>
        <draw:frame draw:style-name="gr3" draw:text-style-name="P3" draw:layer="layout" svg:width="1.044cm" svg:height="0.569cm" svg:x="10.959cm" svg:y="15.599cm">
          <draw:text-box>
            <text:p><text:span text:style-name="T1">D10</text:span></text:p>
          </draw:text-box>
        </draw:frame>
        <draw:frame draw:style-name="gr3" draw:text-style-name="P3" draw:layer="layout" svg:width="1.044cm" svg:height="0.569cm" svg:x="11.326cm" svg:y="16.671cm">
          <draw:text-box>
            <text:p><text:span text:style-name="T1">D11</text:span></text:p>
          </draw:text-box>
        </draw:frame>
        <draw:frame draw:style-name="gr3" draw:text-style-name="P3" draw:layer="layout" svg:width="1.044cm" svg:height="0.569cm" svg:x="11.39cm" svg:y="17.017cm">
          <draw:text-box>
            <text:p><text:span text:style-name="T1">D12</text:span></text:p>
          </draw:text-box>
        </draw:frame>
        <draw:frame draw:style-name="gr3" draw:text-style-name="P3" draw:layer="layout" svg:width="1.044cm" svg:height="0.569cm" svg:x="11.044cm" svg:y="17.412cm">
          <draw:text-box>
            <text:p><text:span text:style-name="T1">D13</text:span></text:p>
          </draw:text-box>
        </draw:frame>
        <draw:frame draw:style-name="gr3" draw:text-style-name="P3" draw:layer="layout" svg:width="1.044cm" svg:height="0.569cm" svg:x="11.277cm" svg:y="18.442cm">
          <draw:text-box>
            <text:p><text:span text:style-name="T1">D14</text:span></text:p>
          </draw:text-box>
        </draw:frame>
        <draw:frame draw:style-name="gr3" draw:text-style-name="P3" draw:layer="layout" svg:width="1.044cm" svg:height="0.569cm" svg:x="11.411cm" svg:y="18.83cm">
          <draw:text-box>
            <text:p><text:span text:style-name="T1">D15</text:span></text:p>
          </draw:text-box>
        </draw:frame>
        <draw:frame draw:style-name="gr3" draw:text-style-name="P3" draw:layer="layout" svg:width="1.044cm" svg:height="0.569cm" svg:x="12.004cm" svg:y="12.085cm">
          <draw:text-box>
            <text:p><text:span text:style-name="T1">D16</text:span></text:p>
          </draw:text-box>
        </draw:frame>
        <draw:frame draw:style-name="gr3" draw:text-style-name="P3" draw:layer="layout" svg:width="1.044cm" svg:height="0.569cm" svg:x="12.046cm" svg:y="13.919cm">
          <draw:text-box>
            <text:p><text:span text:style-name="T1">D17</text:span></text:p>
          </draw:text-box>
        </draw:frame>
        <draw:frame draw:style-name="gr3" draw:text-style-name="P3" draw:layer="layout" svg:width="1.044cm" svg:height="0.569cm" svg:x="11.996cm" svg:y="15.753cm">
          <draw:text-box>
            <text:p><text:span text:style-name="T1">D18</text:span></text:p>
          </draw:text-box>
        </draw:frame>
        <draw:frame draw:style-name="gr3" draw:text-style-name="P3" draw:layer="layout" svg:width="1.044cm" svg:height="0.569cm" svg:x="12.031cm" svg:y="17.587cm">
          <draw:text-box>
            <text:p><text:span text:style-name="T1">D19</text:span></text:p>
          </draw:text-box>
        </draw:frame>
        <draw:frame draw:style-name="gr3" draw:text-style-name="P3" draw:layer="layout" svg:width="1.044cm" svg:height="0.569cm" svg:x="12.892cm" svg:y="11.886cm">
          <draw:text-box>
            <text:p><text:span text:style-name="T1">D21</text:span></text:p>
          </draw:text-box>
        </draw:frame>
        <draw:frame draw:style-name="gr3" draw:text-style-name="P3" draw:layer="layout" svg:width="1.044cm" svg:height="0.569cm" draw:transform="rotate (1.5707963267949) translate (12.897cm 11.12cm)">
          <draw:text-box>
            <text:p><text:span text:style-name="T1">D20</text:span></text:p>
          </draw:text-box>
        </draw:frame>
        <draw:frame draw:style-name="gr3" draw:text-style-name="P3" draw:layer="layout" svg:width="1.044cm" svg:height="0.569cm" svg:x="12.935cm" svg:y="13.763cm">
          <draw:text-box>
            <text:p><text:span text:style-name="T1">D22</text:span></text:p>
          </draw:text-box>
        </draw:frame>
        <draw:frame draw:style-name="gr3" draw:text-style-name="P3" draw:layer="layout" svg:width="1.044cm" svg:height="0.569cm" svg:x="12.892cm" svg:y="15.605cm">
          <draw:text-box>
            <text:p><text:span text:style-name="T1">D23</text:span></text:p>
          </draw:text-box>
        </draw:frame>
        <draw:frame draw:style-name="gr3" draw:text-style-name="P3" draw:layer="layout" svg:width="1.044cm" svg:height="0.569cm" svg:x="12.942cm" svg:y="17.419cm">
          <draw:text-box>
            <text:p><text:span text:style-name="T1">D24</text:span></text:p>
          </draw:text-box>
        </draw:frame>
        <draw:frame draw:style-name="gr3" draw:text-style-name="P3" draw:layer="layout" svg:width="1.044cm" svg:height="0.569cm" svg:x="13.464cm" svg:y="10.356cm">
          <draw:text-box>
            <text:p><text:span text:style-name="T1">D25</text:span></text:p>
          </draw:text-box>
        </draw:frame>
        <draw:frame draw:style-name="gr3" draw:text-style-name="P3" draw:layer="layout" svg:width="1.044cm" svg:height="0.569cm" svg:x="13.577cm" svg:y="13.178cm">
          <draw:text-box>
            <text:p><text:span text:style-name="T1">D26</text:span></text:p>
          </draw:text-box>
        </draw:frame>
        <draw:frame draw:style-name="gr3" draw:text-style-name="P3" draw:layer="layout" svg:width="1.044cm" svg:height="0.569cm" svg:x="13.577cm" svg:y="13.552cm">
          <draw:text-box>
            <text:p><text:span text:style-name="T1">D27</text:span></text:p>
          </draw:text-box>
        </draw:frame>
        <draw:frame draw:style-name="gr3" draw:text-style-name="P3" draw:layer="layout" svg:width="1.044cm" svg:height="0.569cm" svg:x="13.591cm" svg:y="15.055cm">
          <draw:text-box>
            <text:p><text:span text:style-name="T1">D28</text:span></text:p>
          </draw:text-box>
        </draw:frame>
        <draw:frame draw:style-name="gr3" draw:text-style-name="P3" draw:layer="layout" svg:width="1.044cm" svg:height="0.569cm" svg:x="13.541cm" svg:y="15.408cm">
          <draw:text-box>
            <text:p><text:span text:style-name="T1">D29</text:span></text:p>
          </draw:text-box>
        </draw:frame>
        <draw:frame draw:style-name="gr3" draw:text-style-name="P3" draw:layer="layout" svg:width="1.044cm" svg:height="0.569cm" svg:x="13.563cm" svg:y="16.897cm">
          <draw:text-box>
            <text:p><text:span text:style-name="T1">D30</text:span></text:p>
          </draw:text-box>
        </draw:frame>
        <draw:frame draw:style-name="gr3" draw:text-style-name="P3" draw:layer="layout" svg:width="1.044cm" svg:height="0.569cm" svg:x="13.584cm" svg:y="17.235cm">
          <draw:text-box>
            <text:p><text:span text:style-name="T1">D31</text:span></text:p>
          </draw:text-box>
        </draw:frame>
        <draw:frame draw:style-name="gr3" draw:text-style-name="P3" draw:layer="layout" svg:width="1.044cm" svg:height="0.569cm" svg:x="13.598cm" svg:y="18.675cm">
          <draw:text-box>
            <text:p><text:span text:style-name="T1">D32</text:span></text:p>
          </draw:text-box>
        </draw:frame>
        <draw:frame draw:style-name="gr3" draw:text-style-name="P3" draw:layer="layout" svg:width="1.044cm" svg:height="0.569cm" svg:x="13.612cm" svg:y="19.027cm">
          <draw:text-box>
            <text:p><text:span text:style-name="T1">D33</text:span></text:p>
          </draw:text-box>
        </draw:frame>
        <draw:frame draw:style-name="gr3" draw:text-style-name="P3" draw:layer="layout" svg:width="1.044cm" svg:height="0.569cm" svg:x="14.191cm" svg:y="10.151cm">
          <draw:text-box>
            <text:p><text:span text:style-name="T1">D34</text:span></text:p>
          </draw:text-box>
        </draw:frame>
        <draw:frame draw:style-name="gr3" draw:text-style-name="P3" draw:layer="layout" svg:width="1.044cm" svg:height="0.569cm" svg:x="14.205cm" svg:y="10.546cm">
          <draw:text-box>
            <text:p><text:span text:style-name="T1">D35</text:span></text:p>
          </draw:text-box>
        </draw:frame>
        <draw:frame draw:style-name="gr3" draw:text-style-name="P3" draw:layer="layout" svg:width="1.044cm" svg:height="0.569cm" svg:x="14.17cm" svg:y="10.927cm">
          <draw:text-box>
            <text:p><text:span text:style-name="T1">D36</text:span></text:p>
          </draw:text-box>
        </draw:frame>
        <draw:frame draw:style-name="gr3" draw:text-style-name="P3" draw:layer="layout" svg:width="1.044cm" svg:height="0.569cm" svg:x="14.36cm" svg:y="12.966cm">
          <draw:text-box>
            <text:p><text:span text:style-name="T1">D37</text:span></text:p>
          </draw:text-box>
        </draw:frame>
        <draw:frame draw:style-name="gr3" draw:text-style-name="P3" draw:layer="layout" svg:width="1.044cm" svg:height="0.569cm" svg:x="14.233cm" svg:y="14.801cm">
          <draw:text-box>
            <text:p><text:span text:style-name="T1">D38</text:span></text:p>
          </draw:text-box>
        </draw:frame>
        <draw:frame draw:style-name="gr3" draw:text-style-name="P3" draw:layer="layout" svg:width="1.044cm" svg:height="0.569cm" svg:x="14.346cm" svg:y="16.629cm">
          <draw:text-box>
            <text:p><text:span text:style-name="T1">D39</text:span></text:p>
          </draw:text-box>
        </draw:frame>
        <draw:frame draw:style-name="gr3" draw:text-style-name="P3" draw:layer="layout" svg:width="1.044cm" svg:height="0.569cm" svg:x="14.247cm" svg:y="18.449cm">
          <draw:text-box>
            <text:p><text:span text:style-name="T1">D40</text:span></text:p>
          </draw:text-box>
        </draw:frame>
        <draw:frame draw:style-name="gr3" draw:text-style-name="P3" draw:layer="layout" svg:width="1.044cm" svg:height="0.569cm" svg:x="9.096cm" svg:y="9.355cm">
          <draw:text-box>
            <text:p><text:span text:style-name="T1">D41</text:span></text:p>
          </draw:text-box>
        </draw:frame>
        <draw:frame draw:style-name="gr3" draw:text-style-name="P3" draw:layer="layout" svg:width="1.044cm" svg:height="0.569cm" svg:x="13.541cm" svg:y="9.384cm">
          <draw:text-box>
            <text:p><text:span text:style-name="T1">D42</text:span></text:p>
          </draw:text-box>
        </draw:frame>
        <draw:frame draw:style-name="gr7" draw:text-style-name="P3" draw:layer="layout" svg:width="1.205cm" svg:height="0.569cm" svg:x="16.157cm" svg:y="9.145cm">
          <draw:text-box>
            <text:p><text:span text:style-name="T1">J1</text:span></text:p>
          </draw:text-box>
        </draw:frame>
        <draw:frame draw:style-name="gr8" draw:text-style-name="P3" draw:layer="layout" svg:width="1.205cm" svg:height="0.569cm" svg:x="16.169cm" svg:y="9.682cm">
          <draw:text-box>
            <text:p><text:span text:style-name="T1">J3</text:span></text:p>
          </draw:text-box>
        </draw:frame>
        <draw:frame draw:style-name="gr7" draw:text-style-name="P3" draw:layer="layout" svg:width="1.206cm" svg:height="0.569cm" svg:x="16.191cm" svg:y="10.261cm">
          <draw:text-box>
            <text:p><text:span text:style-name="T1">J5</text:span></text:p>
          </draw:text-box>
        </draw:frame>
        <draw:frame draw:style-name="gr9" draw:text-style-name="P3" draw:layer="layout" svg:width="1.206cm" svg:height="0.569cm" svg:x="16.259cm" svg:y="10.713cm">
          <draw:text-box>
            <text:p><text:span text:style-name="T1">J7</text:span></text:p>
          </draw:text-box>
        </draw:frame>
        <draw:frame draw:style-name="gr7" draw:text-style-name="P3" draw:layer="layout" svg:width="1.206cm" svg:height="0.569cm" svg:x="16.27cm" svg:y="11.208cm">
          <draw:text-box>
            <text:p><text:span text:style-name="T1">J9</text:span></text:p>
          </draw:text-box>
        </draw:frame>
        <draw:frame draw:style-name="gr7" draw:text-style-name="P3" draw:layer="layout" svg:width="1.206cm" svg:height="0.569cm" svg:x="16.281cm" svg:y="11.703cm">
          <draw:text-box>
            <text:p><text:span text:style-name="T1">J11</text:span></text:p>
          </draw:text-box>
        </draw:frame>
        <draw:frame draw:style-name="gr8" draw:text-style-name="P3" draw:layer="layout" svg:width="1.206cm" svg:height="0.569cm" svg:x="16.237cm" svg:y="12.214cm">
          <draw:text-box>
            <text:p><text:span text:style-name="T1">J13</text:span></text:p>
          </draw:text-box>
        </draw:frame>
        <draw:frame draw:style-name="gr8" draw:text-style-name="P3" draw:layer="layout" svg:width="1.206cm" svg:height="0.569cm" svg:x="16.259cm" svg:y="12.735cm">
          <draw:text-box>
            <text:p><text:span text:style-name="T1">J15</text:span></text:p>
          </draw:text-box>
        </draw:frame>
        <draw:frame draw:style-name="gr7" draw:text-style-name="P3" draw:layer="layout" svg:width="1.204cm" svg:height="0.569cm" svg:x="16.249cm" svg:y="13.247cm">
          <draw:text-box>
            <text:p><text:span text:style-name="T1">J17</text:span></text:p>
          </draw:text-box>
        </draw:frame>
        <draw:frame draw:style-name="gr7" draw:text-style-name="P3" draw:layer="layout" svg:width="1.206cm" svg:height="0.569cm" svg:x="16.259cm" svg:y="13.759cm">
          <draw:text-box>
            <text:p><text:span text:style-name="T1">J19</text:span></text:p>
          </draw:text-box>
        </draw:frame>
        <draw:frame draw:style-name="gr7" draw:text-style-name="P3" draw:layer="layout" svg:width="1.206cm" svg:height="0.569cm" svg:x="16.292cm" svg:y="14.262cm">
          <draw:text-box>
            <text:p><text:span text:style-name="T1">J21</text:span></text:p>
          </draw:text-box>
        </draw:frame>
        <draw:frame draw:style-name="gr8" draw:text-style-name="P3" draw:layer="layout" svg:width="1.206cm" svg:height="0.569cm" svg:x="16.292cm" svg:y="14.774cm">
          <draw:text-box>
            <text:p><text:span text:style-name="T1">J23</text:span></text:p>
          </draw:text-box>
        </draw:frame>
        <draw:frame draw:style-name="gr7" draw:text-style-name="P3" draw:layer="layout" svg:width="1.206cm" svg:height="0.569cm" svg:x="16.302cm" svg:y="15.327cm">
          <draw:text-box>
            <text:p><text:span text:style-name="T1">J25</text:span></text:p>
          </draw:text-box>
        </draw:frame>
        <draw:frame draw:style-name="gr7" draw:text-style-name="P3" draw:layer="layout" svg:width="1.206cm" svg:height="0.569cm" svg:x="16.292cm" svg:y="15.813cm">
          <draw:text-box>
            <text:p><text:span text:style-name="T1">J27</text:span></text:p>
          </draw:text-box>
        </draw:frame>
        <draw:frame draw:style-name="gr7" draw:text-style-name="P3" draw:layer="layout" svg:width="1.205cm" svg:height="0.569cm" svg:x="16.281cm" svg:y="16.265cm">
          <draw:text-box>
            <text:p><text:span text:style-name="T1">J29</text:span></text:p>
          </draw:text-box>
        </draw:frame>
        <draw:frame draw:style-name="gr7" draw:text-style-name="P3" draw:layer="layout" svg:width="1.204cm" svg:height="0.569cm" svg:x="16.249cm" svg:y="16.716cm">
          <draw:text-box>
            <text:p><text:span text:style-name="T1">J31</text:span></text:p>
          </draw:text-box>
        </draw:frame>
        <draw:frame draw:style-name="gr7" draw:text-style-name="P3" draw:layer="layout" svg:width="1.206cm" svg:height="0.569cm" svg:x="16.27cm" svg:y="17.236cm">
          <draw:text-box>
            <text:p><text:span text:style-name="T1">J33</text:span></text:p>
          </draw:text-box>
        </draw:frame>
        <draw:frame draw:style-name="gr7" draw:text-style-name="P3" draw:layer="layout" svg:width="1.206cm" svg:height="0.569cm" svg:x="16.27cm" svg:y="17.748cm">
          <draw:text-box>
            <text:p><text:span text:style-name="T1">J35</text:span></text:p>
          </draw:text-box>
        </draw:frame>
        <draw:frame draw:style-name="gr8" draw:text-style-name="P3" draw:layer="layout" svg:width="1.206cm" svg:height="0.569cm" svg:x="16.27cm" svg:y="18.234cm">
          <draw:text-box>
            <text:p><text:span text:style-name="T1">J37</text:span></text:p>
          </draw:text-box>
        </draw:frame>
        <draw:frame draw:style-name="gr7" draw:text-style-name="P3" draw:layer="layout" svg:width="1.317cm" svg:height="0.569cm" svg:x="16.27cm" svg:y="18.796cm">
          <draw:text-box>
            <text:p><text:span text:style-name="T1">J3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7-29T18:53:35.614000000</meta:creation-date>
    <dc:date>2025-07-29T21:43:29.387000000</dc:date>
    <meta:editing-duration>PT2H35M40S</meta:editing-duration>
    <meta:editing-cycles>4</meta:editing-cycles>
    <meta:generator>LibreOffice/7.4.2.3$Windows_X86_64 LibreOffice_project/382eef1f22670f7f4118c8c2dd222ec7ad009daf</meta:generator>
    <meta:document-statistic meta:object-count="185"/>
  </office:meta>
</office:document-meta>
</file>